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782f" officeooo:paragraph-rsid="0003782f"/>
    </style:style>
    <style:style style:name="P2" style:family="paragraph" style:parent-style-name="Standard" style:list-style-name="L2">
      <style:text-properties officeooo:rsid="0003782f" officeooo:paragraph-rsid="0003782f"/>
    </style:style>
    <style:style style:name="P3" style:family="paragraph" style:parent-style-name="Standard" style:list-style-name="L3">
      <style:text-properties officeooo:rsid="0003782f" officeooo:paragraph-rsid="0003782f"/>
    </style:style>
    <style:style style:name="P4" style:family="paragraph" style:parent-style-name="Standard" style:list-style-name="L4">
      <style:text-properties officeooo:rsid="0003782f" officeooo:paragraph-rsid="0003782f"/>
    </style:style>
    <style:style style:name="P5" style:family="paragraph" style:parent-style-name="Standard" style:list-style-name="L5">
      <style:text-properties officeooo:rsid="0003782f" officeooo:paragraph-rsid="0003782f"/>
    </style:style>
    <style:style style:name="P6" style:family="paragraph" style:parent-style-name="Standard" style:list-style-name="L6">
      <style:text-properties officeooo:rsid="0003782f" officeooo:paragraph-rsid="0004d410"/>
    </style:style>
    <style:style style:name="P7" style:family="paragraph" style:parent-style-name="Standard" style:list-style-name="L5">
      <style:text-properties officeooo:rsid="0004d410" officeooo:paragraph-rsid="0004d410"/>
    </style:style>
    <style:style style:name="P8" style:family="paragraph" style:parent-style-name="Standard">
      <style:text-properties officeooo:rsid="0004d410" officeooo:paragraph-rsid="0004d410"/>
    </style:style>
    <style:style style:name="P9" style:family="paragraph" style:parent-style-name="Standard" style:list-style-name="L6">
      <style:text-properties officeooo:rsid="0004d410" officeooo:paragraph-rsid="0004d410"/>
    </style:style>
    <style:style style:name="P10" style:family="paragraph" style:parent-style-name="Standard" style:list-style-name="L4">
      <style:text-properties officeooo:rsid="0004d410" officeooo:paragraph-rsid="0004d410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3782f" officeooo:paragraph-rsid="0003782f" style:font-size-asian="16pt" style:font-weight-asian="bold" style:font-size-complex="16pt" style:font-weight-complex="bold"/>
    </style:style>
    <style:style style:name="T1" style:family="text">
      <style:text-properties officeooo:rsid="000662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ecklist de Artículos – <text:span text:style-name="T1">Inicio de Jornada</text:span></text:p>
      <text:p text:style-name="P1"/>
      <text:p text:style-name="P1"/>
      <text:p text:style-name="P1">INGREDIENTES</text:p>
      <text:p text:style-name="P1"/>
      <text:list xml:id="list1693702110085788942" text:style-name="L2">
        <text:list-item>
          <text:p text:style-name="P2">Salsa Tártara</text:p>
        </text:list-item>
        <text:list-item>
          <text:p text:style-name="P2">Ketchup</text:p>
        </text:list-item>
        <text:list-item>
          <text:p text:style-name="P2">Picante</text:p>
        </text:list-item>
        <text:list-item>
          <text:p text:style-name="P2">Salsa de Maíz</text:p>
        </text:list-item>
        <text:list-item>
          <text:p text:style-name="P2">Papitas Fritas (frescas)</text:p>
        </text:list-item>
        <text:list-item>
          <text:p text:style-name="P2">Pan (cortado)</text:p>
        </text:list-item>
        <text:list-item>
          <text:p text:style-name="P2">Salchichas (rajadas)</text:p>
        </text:list-item>
      </text:list>
      <text:p text:style-name="P1"/>
      <text:p text:style-name="P1">REFRESCOS</text:p>
      <text:p text:style-name="P1"/>
      <text:list xml:id="list7906548770564730977" text:style-name="L3">
        <text:list-item>
          <text:p text:style-name="P3">Cava con Hielo</text:p>
        </text:list-item>
        <text:list-item>
          <text:p text:style-name="P3">Nestea (preparado) – Refrescos</text:p>
        </text:list-item>
        <text:list-item>
          <text:p text:style-name="P3">Vasos</text:p>
        </text:list-item>
        <text:list-item>
          <text:p text:style-name="P3">Pitillos</text:p>
        </text:list-item>
      </text:list>
      <text:p text:style-name="P1"/>
      <text:p text:style-name="P1">OPERACIONES</text:p>
      <text:p text:style-name="P1"/>
      <text:list xml:id="list6876390095987248981" text:style-name="L4">
        <text:list-item>
          <text:p text:style-name="P4">Bombona de gas</text:p>
        </text:list-item>
        <text:list-item>
          <text:p text:style-name="P4">Encendedor</text:p>
        </text:list-item>
        <text:list-item>
          <text:p text:style-name="P4">Agua para el vapor</text:p>
        </text:list-item>
        <text:list-item>
          <text:p text:style-name="P4">Pinzas de Cocina</text:p>
        </text:list-item>
        <text:list-item>
          <text:p text:style-name="P10">Papel de envolver</text:p>
        </text:list-item>
        <text:list-item>
          <text:p text:style-name="P10">Bolsas para llevar</text:p>
        </text:list-item>
        <text:list-item>
          <text:p text:style-name="P10">Envases para las papitas</text:p>
        </text:list-item>
      </text:list>
      <text:p text:style-name="P1"/>
      <text:p text:style-name="P1">AMBIENTACIÓN</text:p>
      <text:p text:style-name="P1"/>
      <text:list xml:id="list4184266950971461875" text:style-name="L5">
        <text:list-item>
          <text:p text:style-name="P5">Extensión Eléctrica</text:p>
        </text:list-item>
        <text:list-item>
          <text:p text:style-name="P7">Bombillo</text:p>
        </text:list-item>
        <text:list-item>
          <text:p text:style-name="P7">Banquitos</text:p>
        </text:list-item>
        <text:list-item>
          <text:p text:style-name="P7">Sombrilla playera</text:p>
        </text:list-item>
        <text:list-item>
          <text:p text:style-name="P7">Radio</text:p>
        </text:list-item>
      </text:list>
      <text:p text:style-name="P8"/>
      <text:p text:style-name="P8">ASEO</text:p>
      <text:p text:style-name="P8"/>
      <text:list xml:id="list5467418084223389141" text:style-name="L6">
        <text:list-item>
          <text:p text:style-name="P9">Papelera con bolsa</text:p>
        </text:list-item>
        <text:list-item>
          <text:p text:style-name="P9">Servilletas</text:p>
        </text:list-item>
        <text:list-item>
          <text:p text:style-name="P9">Trapo húmedo y clorificado</text:p>
        </text:list-item>
        <text:list-item>
          <text:p text:style-name="P6">Gel Antibacterial</text:p>
        </text:list-item>
        <text:list-item>
          <text:p text:style-name="P9">Escoba y Pa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5:49:17.859920587</meta:creation-date>
    <dc:date>2015-01-29T16:12:58.688464407</dc:date>
    <meta:editing-duration>PT8M29S</meta:editing-duration>
    <meta:editing-cycles>2</meta:editing-cycles>
    <meta:generator>LibreOffice/4.3.5.2.0$FreeBSD_X86_64 LibreOffice_project/430m0$Build-2</meta:generator>
    <meta:document-statistic meta:table-count="0" meta:image-count="0" meta:object-count="0" meta:page-count="1" meta:paragraph-count="34" meta:word-count="102" meta:character-count="532" meta:non-whitespace-character-count="490"/>
  </office:meta>
</office:document-meta>
</file>